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quirements:</text:p>
      <text:p text:style-name="P4"/>
      <text:list xml:id="list4298715092472304775" text:style-name="L1">
        <text:list-item>
          <text:p text:style-name="P1">REST API.</text:p>
        </text:list-item>
        <text:list-item>
          <text:p text:style-name="P1">Spring.</text:p>
        </text:list-item>
        <text:list-item>
          <text:p text:style-name="P1">Data must be persisted. </text:p>
        </text:list-item>
        <text:list-item>
          <text:p text:style-name="P1">Input validation and exception handling</text:p>
        </text:list-item>
        <text:list-item>
          <text:p text:style-name="P1">Unit/integration testing – full coverage not expected</text:p>
        </text:list-item>
        <text:list-item>
          <text:p text:style-name="P1">Querying of data by – sensor, metric, statistic(avg,min,max,sum), date range (1-30 days), default behaviours.</text:p>
        </text:list-item>
        <text:list-item>
          <text:p text:style-name="P1">Documentation nice to have</text:p>
        </text:list-item>
        <text:list-item>
          <text:p text:style-name="P1">README.md</text:p>
        </text:list-item>
      </text:list>
      <text:p text:style-name="Standard"/>
      <text:p text:style-name="Standard"><text:span text:style-name="T4">Tech analysis:</text:span></text:p>
      <text:p text:style-name="Standard"><text:span text:style-name="T6">Endpoints</text:span> </text:p>
      <text:p text:style-name="Standard"/>
      <text:list xml:id="list5709840529417684954" text:style-name="L2">
        <text:list-item>
          <text:p text:style-name="P2">GET /sensors/all?metrics=&amp;statistic=&amp;begin=&amp;end=</text:p>
        </text:list-item>
        <text:list-item>
          <text:p text:style-name="P2">GET /sensors/?ids=&amp;metrics=&amp;statistic=&amp;begin=&amp;end=</text:p>
        </text:list-item>
        <text:list-item>
          <text:p text:style-name="P2">POST /sensors/send-reading</text:p>
        </text:list-item>
      </text:list>
      <text:p text:style-name="Standard"/>
      <text:p text:style-name="Standard"/>
      <text:p text:style-name="Standard"><text:span text:style-name="T6">API Response Models</text:span> </text:p>
      <text:p text:style-name="Standard"><text:span text:style-name="T1"/></text:p>
      <text:p text:style-name="Standard"><text:span text:style-name="T1">APIResponseModel</text:span></text:p>
      <text:p text:style-name="Standard">-size: int</text:p>
      <text:p text:style-name="Standard">-sensors: list&lt;SensorModel&gt;</text:p>
      <text:p text:style-name="Standard"/>
      <text:p text:style-name="P3">SensorModel</text:p>
      <text:p text:style-name="Standard">-id : int</text:p>
      <text:p text:style-name="Standard">-name: string</text:p>
      <text:p text:style-name="Standard">-description: string</text:p>
      <text:p text:style-name="Standard">-metrics : list&lt;MetricModel&gt;</text:p>
      <text:p text:style-name="Standard"/>
      <text:p text:style-name="P3">MetricModel</text:p>
      <text:p text:style-name="Standard">-name: string</text:p>
      <text:p text:style-name="Standard">-unit: string</text:p>
      <text:p text:style-name="Standard">-reading: list&lt;ReadingModel&gt;</text:p>
      <text:p text:style-name="Standard"/>
      <text:p text:style-name="P3">ReadingModel</text:p>
      <text:p text:style-name="Standard">-begin: string</text:p>
      <text:p text:style-name="Standard">-end: string</text:p>
      <text:p text:style-name="Standard">-avg: float</text:p>
      <text:p text:style-name="Standard">-min: float</text:p>
      <text:p text:style-name="Standard">-max: float</text:p>
      <text:p text:style-name="Standard">-sum: float</text:p>
      <text:p text:style-name="Standard"/>
      <text:p text:style-name="P3">SendReadingModel</text:p>
      <text:p text:style-name="Standard">-sensor id: int</text:p>
      <text:p text:style-name="Standard">-metric id: int</text:p>
      <text:p text:style-name="Standard">-value: float</text:p>
      <text:p text:style-name="Standard">-timestamp: string</text:p>
      <text:p text:style-name="Standard"/>
      <text:p text:style-name="Standard"/>
      <text:p text:style-name="P7"><text:soft-page-break/><text:span text:style-name="T1">Database Objects</text:span></text:p>
      <text:p text:style-name="P3">SensorEntity</text:p>
      <text:p text:style-name="Standard">id: int</text:p>
      <text:p text:style-name="Standard">name: string</text:p>
      <text:p text:style-name="Standard">description: string</text:p>
      <text:p text:style-name="Standard">metrics: string (e.g TEMP,HUMIDITY)</text:p>
      <text:p text:style-name="Standard"/>
      <text:p text:style-name="Standard"><text:span text:style-name="T1">ReadingEnitity</text:span><text:line-break/>id: int</text:p>
      <text:p text:style-name="Standard">sensor id: int</text:p>
      <text:p text:style-name="Standard">metric: string</text:p>
      <text:p text:style-name="Standard">timestamp: string</text:p>
      <text:p text:style-name="Standard">value: float</text:p>
      <text:p text:style-name="Standard"/>
      <text:p text:style-name="P8">Enums</text:p>
      <text:p text:style-name="P5"><text:span text:style-name="T1">StatisticType</text:span> </text:p>
      <text:p text:style-name="P5">- AVG,MIN,MAX,SUM</text:p>
      <text:p text:style-name="P5">- name:String</text:p>
      <text:p text:style-name="P5"><text:span text:style-name="T1">MetricType</text:span> </text:p>
      <text:p text:style-name="P5">-TEMPERATURE,HUMIDITY,PRECIPITATION,WIND_SPEED</text:p>
      <text:p text:style-name="P5">-unit:String</text:p>
      <text:p text:style-name="Standard"/>
      <text:p text:style-name="P8">Repositories</text:p>
      <text:p text:style-name="P3">ReadingRepository</text:p>
      <text:p text:style-name="P5">-find by id and Metric between timestamp1 and timestamp 2</text:p>
      <text:p text:style-name="P3">SensorRepository</text:p>
      <text:p text:style-name="P5">-find all</text:p>
      <text:p text:style-name="P5">-find by id </text:p>
      <text:p text:style-name="Standard"/>
      <text:p text:style-name="P8">Classes</text:p>
      <text:p text:style-name="P3">Controller</text:p>
      <text:p text:style-name="Standard">-/sensors/all</text:p>
      <text:p text:style-name="Standard">-/sensors/</text:p>
      <text:p text:style-name="Standard">-/sensors/send-reading</text:p>
      <text:p text:style-name="Standard"/>
      <text:p text:style-name="P3">ApiService</text:p>
      <text:p text:style-name="Standard">-Call other services</text:p>
      <text:p text:style-name="Standard">-Create API response model</text:p>
      <text:p text:style-name="Standard"/>
      <text:p text:style-name="P3">SensorService</text:p>
      <text:p text:style-name="P5">-call repositories</text:p>
      <text:p text:style-name="P5">-call mapper </text:p>
      <text:p text:style-name="P5">-create and update sensor models</text:p>
      <text:p text:style-name="P5"/>
      <text:p text:style-name="P3">MetricService</text:p>
      <text:p text:style-name="Standard">-create metric models</text:p>
      <text:p text:style-name="Standard">-compare user input to metric type enum</text:p>
      <text:p text:style-name="Standard">-call mapper</text:p>
      <text:p text:style-name="Standard"/>
      <text:p text:style-name="Standard"/>
      <text:p text:style-name="Standard"/>
      <text:p text:style-name="Standard"/>
      <text:p text:style-name="P3"><text:soft-page-break/>ReadingService</text:p>
      <text:p text:style-name="Standard">-call repository </text:p>
      <text:p text:style-name="Standard">-calculate statistics</text:p>
      <text:p text:style-name="Standard">-call mapper</text:p>
      <text:p text:style-name="Standard">-format user input into LocalDateTime</text:p>
      <text:p text:style-name="P8"/>
      <text:p text:style-name="P8">Unit Tests</text:p>
      <text:p text:style-name="Standard">-statistic calculations</text:p>
      <text:p text:style-name="Standard">-mapping methods</text:p>
      <text:p text:style-name="Standard">-input validation</text:p>
      <text:p text:style-name="Standard">-error cases</text:p>
      <text:p text:style-name="Standard"/>
      <text:p text:style-name="P8">Integration tests</text:p>
      <text:p text:style-name="Standard">-Test e2e creating a reading and saving to DB</text:p>
      <text:p text:style-name="Standard">-Query reading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28T19:42:44.36</meta:creation-date>
    <meta:document-statistic meta:table-count="0" meta:image-count="0" meta:object-count="0" meta:page-count="3" meta:paragraph-count="92" meta:word-count="232" meta:character-count="1794"/>
    <dc:date>2025-09-28T20:38:17.13</dc:date>
    <meta:editing-duration>PT6M51S</meta:editing-duration>
    <meta:editing-cycles>1</meta:editing-cycles>
    <meta:generator>OpenOffice/4.1.14$Win32 OpenOffice.org_project/4114m1$Build-9811</meta:generator>
  </office:meta>
</office:document-meta>
</file>